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Liberation Serif'" style:font-family-asian="'Liberation Serif'" style:font-family-complex="'Liberation Serif'" fo:background-color="transparent" style:use-window-font-color="true"/>
    </style:style>
    <style:style style:name="T2" style:family="text">
      <style:text-properties fo:font-size="20.00pt" fo:font-weight="bold"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24.00pt" fo:font-weight="bold" fo:font-family="Calibri" style:font-family-asian="Calibri" style:font-family-complex="Calibri" fo:background-color="transparent" style:use-window-font-color="true"/>
    </style:style>
    <style:style style:name="T5" style:family="text">
      <style:text-properties fo:font-size="20.00pt" fo:font-weight="bold" fo:font-family="Calibri" style:font-family-asian="Calibri" style:font-family-complex="Calibri" fo:background-color="transparent" style:use-window-font-color="true"/>
    </style:style>
    <style:style style:name="T6" style:family="text">
      <style:text-properties fo:font-size="14.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fo:font-style="italic"/>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0" style:family="text">
      <style:text-properties fo:font-size="12.00pt" fo:font-weight="normal" fo:font-family="Calibri" style:font-family-asian="Calibri" style:font-family-complex="Calibri" fo:background-color="transparent" style:use-window-font-color="true" fo:font-style="italic"/>
    </style:style>
    <style:style style:name="T51" style:family="text">
      <style:text-properties fo:font-size="12.00pt" fo:font-weight="normal" fo:font-family="Calibri" style:font-family-asian="Calibri" style:font-family-complex="Calibri" fo:background-color="transparent" style:use-window-font-color="true" fo:font-style="italic"/>
    </style:style>
    <style:style style:name="T5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3" style:family="text">
      <style:text-properties fo:font-size="12.00pt" fo:font-weight="normal" fo:font-family="Calibri" style:font-family-asian="Calibri" style:font-family-complex="Calibri" fo:background-color="transparent" style:use-window-font-color="true" fo:font-style="italic"/>
    </style:style>
    <style:style style:name="T54" style:family="text">
      <style:text-properties fo:font-size="12.00pt" fo:font-weight="normal" fo:font-family="Calibri" style:font-family-asian="Calibri" style:font-family-complex="Calibri" fo:background-color="transparent" style:use-window-font-color="true"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9" style:family="text">
      <style:text-properties fo:font-size="12.00pt" fo:font-weight="normal" fo:font-family="Calibri" style:font-family-asian="Calibri" style:font-family-complex="Calibri" fo:background-color="transparent" style:use-window-font-color="true" fo:font-style="italic"/>
    </style:style>
    <style:style style:name="T60" style:family="text">
      <style:text-properties fo:font-size="12.00pt" fo:font-weight="normal" fo:font-family="Calibri" style:font-family-asian="Calibri" style:font-family-complex="Calibri" fo:background-color="transparent" style:use-window-font-color="true"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3" style:family="text">
      <style:text-properties fo:font-size="12.00pt" fo:font-weight="normal" fo:font-family="Calibri" style:font-family-asian="Calibri" style:font-family-complex="Calibri" fo:background-color="transparent" style:use-window-font-color="true" fo:font-style="italic"/>
    </style:style>
    <style:style style:name="T64" style:family="text">
      <style:text-properties fo:font-size="12.00pt" fo:font-weight="normal" fo:font-family="Calibri" style:font-family-asian="Calibri" style:font-family-complex="Calibri" fo:background-color="transparent" style:use-window-font-color="true"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fo:font-style="itali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fo:font-style="itali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Assignment 4<text:s/></text:span><text:span text:style-name="T2">–</text:span><text:span text:style-name="T3"><text:s/></text:span><text:span text:style-name="T4">Software</text:span><text:span text:style-name="T5"><text:s/>Cost Estimation</text:span></text:p>
      <text:p text:style-name="P1"><text:span text:style-name="T6">Matthew Gaffney<text:s/></text:span><text:span text:style-name="T7">–</text:span><text:span text:style-name="T8"><text:s/>201426931</text:span></text:p>
      <text:p text:style-name="P1"><text:span text:style-name="T9"/></text:p>
      <text:p text:style-name="P1"><text:span text:style-name="T10">Introduction</text:span></text:p>
      <text:p text:style-name="P1"><text:span text:style-name="T11">a short overview of the datasets you decided to use and the attributes you decided to include or ignore and why  (6 marks)</text:span></text:p>
      <text:p text:style-name="P1"><text:span text:style-name="T12"/></text:p>
      <text:p text:style-name="P1"><text:span text:style-name="T13">Three data sets were used, albrecht, china and miyazaki94. These three were choosen over the others because they had a large amount of numerical attributes and because there was an easily identifiable metric for the effort required of the project (others may have had one, but the information about the attributes was limited and it was often hard to tell what they represented). </text:span></text:p>
      <text:p text:style-name="P1"><text:span text:style-name="T14"/></text:p>
      <text:p text:style-name="P1"><text:span text:style-name="T15">Albrecht was composed of all numerical attributes, all of which were used to calculate the effort, with the obvious exception of the effort variable. This data set was however relatively small, which will be discussed further later in the report.<text:s text:c="2"/>China was also entirely numeric. The ‘ID’ attribute was not included in the regression, as this would be completely independent of the effort. ‘N_effort’ was also removed as it was often the same value as effort, and so was assumed to be a similar metric as ‘Effort.<text:s text:c="2"/>Miyazaki94 was mostly numeric, with the exception of the ‘ID’ attribute, this however was going to be removed anyway, as it is again irrelevant to the effort - in this case the ‘MM’(Man Months) attribute. </text:span></text:p>
      <text:p text:style-name="P1"><text:span text:style-name="T16">Implementation Details</text:span></text:p>
      <text:p text:style-name="P1"><text:span text:style-name="T17">including which framework you elected to use, what key components you needed to develop and what other information you needed to provide</text:span></text:p>
      <text:p text:style-name="P1"><text:span text:style-name="T18"/></text:p>
      <text:p text:style-name="P1"><text:span text:style-name="T19">The framework DEAP (Distributed Evolutionary Algorithms in Python) was used for the implementation of the genetic components of the algorithm. This already had functionaity for generating and breeding syntax trees, in this case composed of basic mathematical operations (add, subtract, multiply, divide, and negation) and constants. </text:span></text:p>
      <text:p text:style-name="P1"><text:span text:style-name="T20"/></text:p>
      <text:p text:style-name="P1"><text:span text:style-name="T21">Generation Description</text:span></text:p>
      <text:p text:style-name="P1"><text:span text:style-name="T22">The generation of the initial population's trees was random, although DEAP ensures that constraints of the operators</text:span><text:span text:style-name="T23"><text:s/></text:span><text:span text:style-name="T24">are not infringed upon (e.g. that add operations are only given numeric variables), this however was not important for this example, as only numeric data and<text:s text:c="2"/>operators were used for this example. </text:span></text:p>
      <text:p text:style-name="P1"><text:span text:style-name="T25"/></text:p>
      <text:p text:style-name="P1"><text:span text:style-name="T26">DEAP offers three algorithms for generating tree populations. genFull generates trees where every leaf on the tree is of the same depth, whereas genGrow creates expressions in which the leafs do not need to be of equal depth. genHalfAndHalf generates the population choosing randomly between the previous two algorithms </text:span></text:p>
      <text:p text:style-name="P1"><text:span text:style-name="T27"/></text:p>
      <text:p text:style-name="P1"><text:span text:style-name="T28">Crossover algorithms</text:span></text:p>
      <text:p text:style-name="P1"><text:span text:style-name="T28"/></text:p>
      <text:p text:style-name="P1"><text:span text:style-name="T29">DEAP provides two crossover algrithms for syntax trees. The simpler one '</text:span><text:span text:style-name="T30">cxOnePoint', selects a random point in both solutions and swaps the subtrees. The second '</text:span><text:span text:style-name="T31">cxOnePointLeafBiased'</text:span><text:span text:style-name="T32"><text:s/>works largely the same, but has has an additional parameter which sets the probability that the<text:s text:c="2"/>split point will be a non-terminal node.<text:s/></text:span><text:span text:style-name="T33"/></text:p>
      <text:p text:style-name="P1"><text:span text:style-name="T34"/></text:p>
      <text:p text:style-name="P1"><text:span text:style-name="T35">Mutation </text:span></text:p>
      <text:p text:style-name="P1"><text:span text:style-name="T36"/></text:p>
      <text:p text:style-name="P1"><text:span text:style-name="T37">mutUniform - this randomly select point in tree and replaces sub tree with a<text:s/></text:span><text:span text:style-name="T38">subtree</text:span><text:span text:style-name="T39"><text:s/>generated using selected tree generator algorithm used for initialising the population.</text:span><text:span text:style-name="T40"/></text:p>
      <text:p text:style-name="P1"><text:span text:style-name="T41"/></text:p>
      <text:p text:style-name="P1"><text:span text:style-name="T42">mutNodeReplacement - this randomly selects a node and replaces the operation with another of same arity. </text:span></text:p>
      <text:p text:style-name="P1"><text:span text:style-name="T42">mutEphemeral - changes a random subset of the constants in tree. </text:span></text:p>
      <text:p text:style-name="P1"><text:span text:style-name="T42">mutInsert - selects a node and replaces the subtree at this point,S, with a node which has subtree S as one of its arguments.</text:span><text:span text:style-name="T43"/></text:p>
      <text:p text:style-name="P1"><text:span text:style-name="T44">mutShrink - randomly selects a branch and replaces it with one of the branches arguments, also selected randomly. </text:span></text:p>
      <text:p text:style-name="P1"><text:span text:style-name="T44"/></text:p>
      <text:p text:style-name="P1"><text:span text:style-name="T44">The mutUniform algorithm was used as it was the only algorithm was was capable of<text:s/></text:span><text:span text:style-name="T45"/></text:p>
      <text:p text:style-name="P1"><text:span text:style-name="T46"/></text:p>
      <text:p text:style-name="P1"><text:span text:style-name="T47">Bloat control</text:span></text:p>
      <text:p text:style-name="P1"><text:span text:style-name="T47">harm - harmgp harm</text:span></text:p>
      <text:p text:style-name="P1"><text:span text:style-name="T47">staticLimit - the decorator pattern to impose limits on qualitys of the tree. This can be used on both tree size ('len') and height ('height).</text:span></text:p>
      <text:p text:style-name="P1"><text:span text:style-name="T48"/></text:p>
      <text:p text:style-name="P1"><text:span text:style-name="T48"/></text:p>
      <text:p text:style-name="P1"><text:span text:style-name="T49">genetic algorithms </text:span></text:p>
      <text:p text:style-name="P1"><text:span text:style-name="T49">varOr<text:s/></text:span><text:span text:style-name="T50">–</text:span><text:span text:style-name="T51"><text:s/>the offspring are each generated from either crossover or mutation, not both. </text:span></text:p>
      <text:p text:style-name="P1"><text:span text:style-name="T52">VarAnd<text:s/></text:span><text:span text:style-name="T53">–</text:span><text:span text:style-name="T54"><text:s/>The probabilities of crossover and mutation are independent, so both can be applied</text:span></text:p>
      <text:p text:style-name="P1"><text:span text:style-name="T55"/></text:p>
      <text:p text:style-name="P1"><text:span text:style-name="T56">eaSimple -<text:s text:c="2"/>VarAnd, new population is only offspring</text:span></text:p>
      <text:p text:style-name="P1"><text:span text:style-name="T57"/></text:p>
      <text:p text:style-name="P1"><text:span text:style-name="T58">eaMuCommaLambda<text:s/></text:span><text:span text:style-name="T59">–</text:span><text:span text:style-name="T60"><text:s/>varOr, mu individuals selected for next generation, only these are used to breed the rest of the generation.</text:span></text:p>
      <text:p text:style-name="P1"><text:span text:style-name="T61"/></text:p>
      <text:p text:style-name="P1"><text:span text:style-name="T62">EaGenerateUpdate<text:s/></text:span><text:span text:style-name="T63">–</text:span><text:span text:style-name="T64"><text:s/>toolbox.generate then toolbox.update to make new generation. Flexible but not required. </text:span></text:p>
      <text:p text:style-name="P1"><text:span text:style-name="T65"/></text:p>
      <text:p text:style-name="P1"><text:span text:style-name="T66">EaMuPlusLambda<text:s/></text:span><text:span text:style-name="T67">–</text:span><text:span text:style-name="T68"><text:s/>varOr to generate offspring, population then selected from offspring and previous population </text:span></text:p>
      <text:p text:style-name="P1"><text:span text:style-name="T69"/></text:p>
      <text:p text:style-name="P1"><text:span text:style-name="T70">Fitness Function</text:span></text:p>
      <text:p text:style-name="P1"><text:span text:style-name="T71">The fitness function used finds the average percentage difference between the estimated value and the given value for a provided data set. The functions had to be tailored for the data set as the data that can be used to estimate the effort is specific to the dataset.<text:s/></text:span><text:span text:style-name="T72"/></text:p>
      <text:p text:style-name="P1"><text:span text:style-name="T73"/></text:p>
      <text:p text:style-name="P1"><text:span text:style-name="T74">Results</text:span></text:p>
      <text:p text:style-name="P1"><text:span text:style-name="T75">what functions were evolved for the various datasets, how appropriate they are, and how effective these were (e.g. using a train/test split and cross validation)</text:span></text:p>
      <text:p text:style-name="P1"><text:span text:style-name="T76"/></text:p>
      <text:p text:style-name="P1"><text:span text:style-name="T77">Evaluation of Methods</text:span></text:p>
      <text:p text:style-name="P1"><text:span text:style-name="T78">observations, insights and explanations. An important point here is to consider not just approaches such as linear regression or the other machine learning techniques mentioned, but also standard baseline measures such as the mean effort value. (8 mark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